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EN NORMALIZACIÓN Y DDL</text:p>
      <text:p text:style-name="Standard"/>
      <text:p text:style-name="Standard">NORMALIZACIÓN EN 3 FORMA NORMAL.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ALQUILER </text:span>(<text:span text:style-name="T2">cod_alquiler</text:span>, cod_cliente, nom_cliente, dir_cliente, cp_direccion, ciudad, telef_cliente, cod_dvds, fecha_alquiler, fecha_dev, valor_alquiler, cantidad, FechaNacCli)</text:p>
      <text:p text:style-name="Standard"/>
      <text:p text:style-name="Standard"><text:span text:style-name="T1">DVDS </text:span>(<text:span text:style-name="T2">cod_dvds</text:span>, num_copias, formato, cod_pelicula, titulo, categoria, cod_actor, nom_actor, </text:p>
      <text:p text:style-name="Standard">fechanac_actor, cod_tipo, edad_cliente, datos_cliente)</text:p>
      <text:p text:style-name="Standard"/>
      <text:p text:style-name="P1"><text:span text:style-name="T4"/></text:p>
      <text:p text:style-name="P1"/>
      <text:p text:style-name="P1"/>
      <text:p text:style-name="P1"/>
      <text:p text:style-name="P1"/>
      <text:p text:style-name="P1">ALQUILER <text:span text:style-name="T4">(</text:span><text:span text:style-name="T3">cod_alquiler</text:span><text:span text:style-name="T4">, valor_alquiler, cod_cliente) <text:s/>3FN</text:span></text:p>
      <text:p text:style-name="P1"><text:span text:style-name="T4"/></text:p>
      <text:p text:style-name="P1">ALQUILADO<text:span text:style-name="T4"> (</text:span><text:span text:style-name="T3">cod_alquiler</text:span><text:span text:style-name="T4">, cod_pelicula, fecha_alquiler, fecha_dev, cantidad, </text:span><text:span text:style-name="T3">cod_dvds</text:span><text:span text:style-name="T4">) 3FN</text:span></text:p>
      <text:p text:style-name="P1"><text:span text:style-name="T4"/></text:p>
      <text:p text:style-name="P1">CLIENTE <text:span text:style-name="T4">(</text:span><text:span text:style-name="T3">cod_cliente</text:span><text:span text:style-name="T4">, datos_cliente, <text:s/>nom_cliente, dir_cliente, cp_direccion, telef_cliente, edad_cliente, FechaNacCli) <text:s/>3FN</text:span></text:p>
      <text:p text:style-name="P1"><text:span text:style-name="T4"/></text:p>
      <text:p text:style-name="P1">DVDS<text:span text:style-name="T4"> (</text:span><text:span text:style-name="T3">cod_dvds</text:span><text:span text:style-name="T4">, num_copias, formato, cod_pelicula) 3FN</text:span></text:p>
      <text:p text:style-name="P1"><text:span text:style-name="T4"/></text:p>
      <text:p text:style-name="P1">PELICULA<text:span text:style-name="T4"> (</text:span><text:span text:style-name="T3">cod_pelicula</text:span><text:span text:style-name="T4">,titulo, cod_tipo) 3FN</text:span></text:p>
      <text:p text:style-name="P1"><text:span text:style-name="T4"/></text:p>
      <text:p text:style-name="P1">PEL/ACTOR (<text:span text:style-name="T3">cod_pelicula</text:span><text:span text:style-name="T4">, </text:span><text:span text:style-name="T3">cod_actor</text:span><text:span text:style-name="T4">) 3FN</text:span></text:p>
      <text:p text:style-name="P1"><text:span text:style-name="T4"/></text:p>
      <text:p text:style-name="P1">ACTOR <text:span text:style-name="T4">(</text:span><text:span text:style-name="T3">cod_actor</text:span><text:span text:style-name="T4">, nom_actor, fechanac_actor) 3FN</text:span></text:p>
      <text:p text:style-name="P1"><text:span text:style-name="T4"/></text:p>
      <text:p text:style-name="P1">TIPO <text:span text:style-name="T4">(</text:span><text:span text:style-name="T3">cod_tipo,</text:span><text:span text:style-name="T5"> categoria</text:span><text:span text:style-name="T4">) 3FN</text:span></text:p>
      <text:p text:style-name="Standard"><text:span text:style-name="T1"/></text:p>
      <text:p text:style-name="Text_20_body"><text:span text:style-name="T1"/></text:p>
      <text:p text:style-name="Text_20_body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4"/></text:p>
      <text:p text:style-name="P1"><text:span text:style-name="T4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ito Jódar Álvarez</meta:initial-creator>
    <meta:creation-date>2020-01-15T12:39:03</meta:creation-date>
    <dc:date>2020-01-15T14:21:58</dc:date>
    <dc:creator>Benito Jódar Álvarez</dc:creator>
    <meta:editing-duration>PT1H42M55S</meta:editing-duration>
    <meta:editing-cycles>5</meta:editing-cycles>
    <meta:generator>OpenOffice/4.1.7$Unix OpenOffice.org_project/417m1$Build-9800</meta:generator>
    <meta:document-statistic meta:table-count="0" meta:image-count="0" meta:object-count="0" meta:page-count="1" meta:paragraph-count="13" meta:word-count="82" meta:character-count="864"/>
  </office:meta>
</office:document-meta>
</file>